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5-06-2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5-03-0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4-12-1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4-09-1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4-04-17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3-10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3-07-2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3-04-1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3-01-0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2-10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2-08-0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2-06-0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2-01-1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1-11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1-08-1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1-03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0-12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20-02-0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9-11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9-07-16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9-04-1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8-11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8-08-2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8-04-1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8-02-1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7-11-03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7-08-0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7-06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6-10-2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6-08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6-05-1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6-03-0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5-10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5-07-2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5-04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5-02-1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4-10-2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4-07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4-04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4-02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3-11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3-07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3-04-1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3-01-0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2-10-1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2-07-1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2-04-03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2-01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1-10-0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1-07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1-04-1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1-01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0-10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0-07-2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0-04-1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10-01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9-10-2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9-07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9-04-1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9-02-0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8-10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8-07-15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8-04-1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8-01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7-10-0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7-08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7-06-1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7-04-1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6-12-0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6-09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6-05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6-02-0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5-11-0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5-07-2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5-05-1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5-01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4-11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4-08-0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4-04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4-02-1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3-10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3-07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3-04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3-01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2-10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2-07-2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2-04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2-01-1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1-10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1-07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1-04-2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1-01-1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0-10-1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0-08-0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0-06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3-08-1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3</text:p>
          </table:table-cell>
          <table:table-cell office:value-type="string" calcext:value-type="string">
            <text:p>58A 78 SOW 180B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24" meta:object-count="0"/>
    <meta:user-defined meta:name="AppVersion">3.0</meta:user-defined>
  </office:meta>
</office:document-meta>
</file>